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Tlwg Typist" svg:font-family="'Tlwg Typis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dc2300" fo:font-size="15pt" fo:background-color="#ffff00" loext:char-shading-value="0" style:font-size-asian="15pt" style:font-size-complex="15pt"/>
    </style:style>
    <style:style style:name="T2" style:family="text">
      <style:text-properties style:use-window-font-color="true" style:font-name="Tlwg Typist" fo:font-size="12pt" fo:font-style="normal" style:text-underline-style="none" fo:background-color="transparent" loext:char-shading-value="0" style:font-size-asian="12pt" style:font-style-asian="normal" style:font-size-complex="12pt" style:font-style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">context.title</text:text-input></text:p>
      <text:p text:style-name="Standard"/>
      <text:p text:style-name="Standard"/>
      <text:section text:style-name="Sect1" text:name="All">
        <text:p text:style-name="P2"><office:annotation><dc:creator>Vivian Antoine</dc:creator><dc:date>2014-11-26T15:15:37</dc:date><text:p text:style-name="P3">do section- for field_name in view.get_default_CT_fields()</text:p></office:annotation><text:span text:style-name="T2"><office:annotation><dc:creator>Vivian Antoine</dc:creator><dc:date>2014-11-28T14:39:00</dc:date><text:p>do text for line in view.display_code(field_name)</text:p></office:annotation></text:span><text:span text:style-name="T2"><text:text-input text:description="">line</text:text-input></text:span></text:p>
        <text:p text:style-name="P2"><text:span text:style-name="T1"><text:text-input text:description="">view.get_localized_field_name(field_name)</text:text-input></text:span><text:span text:style-name="T1">:</text:span></text:p>
        <text:section text:style-name="Sect1" text:name="Default">
          <text:p text:style-name="Standard"><office:annotation><dc:creator>Vivian Antoine</dc:creator><dc:date>2014-11-26T15:38:27</dc:date><text:p text:style-name="P4">do section- if view.is_default_field(field_name)</text:p></office:annotation><text:text-input text:description="">view.display(field_name)</text:text-input></text:p>
        </text:section>
        <text:section text:style-name="Sect1" text:name="Richtext">
          <text:p text:style-name="Standard"><office:annotation><dc:creator>Vivian Antoine</dc:creator><dc:date>2014-11-26T15:53:53</dc:date><text:p text:style-name="P4">do section- if view.is_rich_text_field(field_name)</text:p></office:annotation> <office:annotation><dc:creator>Vivian Antoine</dc:creator><dc:date>2014-11-26T16:05:07</dc:date><text:p text:style-name="P4">do text</text:p><text:p text:style-name="P4">from view.render_xhtml(field_name)</text:p></office:annotation></text:p>
        </text:section>
        <text:section text:style-name="Sect1" text:name="LineField">
          <text:p text:style-name="Standard"><office:annotation><dc:creator>Vivian Antoine</dc:creator><dc:date>2014-11-27T11:14:24</dc:date><text:p text:style-name="P4">do section- if view.is_line_field(field_name)</text:p></office:annotation><office:annotation><dc:creator>Vivian Antoine</dc:creator><dc:date>2014-11-27T11:22:47</dc:date><text:p>do text for line in view.list(field_name)</text:p></office:annotation><text:text-input text:description="">line</text:text-input></text:p>
        </text:section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Tlwg Typist" svg:font-family="'Tlwg Typis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ian Antoine</meta:initial-creator>
    <meta:creation-date>2014-11-26T12:18:56</meta:creation-date>
    <meta:generator>LibreOffice/5.1.4.2$Linux_X86_64 LibreOffice_project/10m0$Build-2</meta:generator>
    <dc:date>2017-01-04T15:16:49.623840916</dc:date>
    <dc:creator>sge</dc:creator>
    <meta:editing-duration>PT2H5M53S</meta:editing-duration>
    <meta:editing-cycles>48</meta:editing-cycles>
    <meta:document-statistic meta:table-count="0" meta:image-count="0" meta:object-count="0" meta:page-count="1" meta:paragraph-count="6" meta:word-count="16" meta:character-count="98" meta:non-whitespace-character-count="97"/>
  </office:meta>
</office:document-meta>
</file>